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 style:list-style-name="L8">
      <style:paragraph-properties fo:margin-top="0cm" fo:margin-bottom="0cm" style:contextual-spacing="false"/>
      <style:text-properties fo:font-weight="bold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text-indent="0cm" style:auto-text-indent="false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text-indent="0cm" style:auto-text-indent="false"/>
    </style:style>
    <style:style style:name="P12" style:family="paragraph" style:parent-style-name="Text_20_body" style:list-style-name="L6">
      <style:paragraph-properties fo:margin-left="0cm" fo:margin-right="0cm" fo:text-indent="0cm" style:auto-text-indent="false"/>
    </style:style>
    <style:style style:name="P13" style:family="paragraph" style:parent-style-name="Text_20_body" style:list-style-name="L7">
      <style:paragraph-properties fo:margin-left="0cm" fo:margin-right="0cm" fo:text-indent="0cm" style:auto-text-indent="false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8">
      <style:paragraph-properties fo:margin-left="0cm" fo:margin-right="0cm" fo:text-indent="0cm" style:auto-text-indent="false"/>
    </style:style>
    <style:style style:name="P16" style:family="paragraph" style:parent-style-name="Text_20_body" style:list-style-name="L9">
      <style:paragraph-properties fo:margin-left="0cm" fo:margin-right="0cm" fo:text-indent="0cm" style:auto-text-indent="false"/>
    </style:style>
    <style:style style:name="P17" style:family="paragraph" style:parent-style-name="Text_20_body" style:list-style-name="L10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font-style="italic"/>
    </style:style>
    <style:style style:name="T5" style:family="text">
      <style:text-properties officeooo:rsid="0014c283"/>
    </style:style>
    <style:style style:name="T6" style:family="text">
      <style:text-properties officeooo:rsid="0015645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nd My iPhone: </text:span>Enabled<text:line-break/><text:span text:style-name="T1">Find My iPhone Add Time: </text:span>2022-01-21 20:26:09.830918<text:line-break/><text:span text:style-name="T1">com.apple.MobileSMS.plist - Keep Messages for Days: </text:span>No Value<text:line-break/><text:span text:style-name="T1">com.apple.mobileSMS.plist - Keep Messages for Days: </text:span>No Value<text:line-break/><text:span text:style-name="T1">Obliterated Timestamp: </text:span>2022-01-06 22:40:35+00:00<text:line-break/><text:span text:style-name="T1">--- </text:span><text:span text:style-name="T3">Device Information </text:span><text:span text:style-name="T1">---</text:span></text:p>
      <text:list text:style-name="L1">
        <text:list-item>
          <text:p text:style-name="P2"><text:span text:style-name="T1">iOS version:</text:span> 15.0.2 <text:span text:style-name="T4">(Source: lastBuild)</text:span> </text:p>
        </text:list-item>
        <text:list-item>
          <text:p text:style-name="P2"><text:span text:style-name="T1">ProductBuildVersion:</text:span> 19A404 <text:span text:style-name="T4">(Source: lastBuild)</text:span> </text:p>
        </text:list-item>
        <text:list-item>
          <text:p text:style-name="P2"><text:span text:style-name="T1">Product Name:</text:span> iPhone OS <text:span text:style-name="T4">(Source: lastBuild)</text:span> </text:p>
        </text:list-item>
        <text:list-item>
          <text:p text:style-name="P2"><text:span text:style-name="T1">IMEIs:</text:span> [{'second': '353219108442509', 'first': '1:kOne'}] <text:span text:style-name="T4">(Source: deviceDatam)</text:span> </text:p>
        </text:list-item>
        <text:list-item>
          <text:p text:style-name="P2"><text:span text:style-name="T1">Reported Phone Number:</text:span> 19732941683 <text:span text:style-name="T4">(Source: deviceDatam)</text:span> </text:p>
        </text:list-item>
        <text:list-item>
          <text:p text:style-name="P2"><text:span text:style-name="T1">Device Name:</text:span> iPhone 8 <text:span text:style-name="T4">(Source: deviceName)</text:span> </text:p>
        </text:list-item>
        <text:list-item>
          <text:p text:style-name="P2"><text:span text:style-name="T1">Model:</text:span> D20AP <text:span text:style-name="T4">(Source: preferencesPlist)</text:span> </text:p>
        </text:list-item>
        <text:list-item>
          <text:p text:style-name="P2"><text:span text:style-name="T1">Local Host Name:</text:span> iPhone-8 <text:span text:style-name="T4">(Source: preferencesPlist)</text:span> </text:p>
        </text:list-item>
        <text:list-item>
          <text:p text:style-name="P2"><text:span text:style-name="T1">Device/Computer Name:</text:span> iPhone 8 <text:span text:style-name="T4">(Source: preferencesPlist)</text:span> </text:p>
        </text:list-item>
        <text:list-item>
          <text:p text:style-name="P2"><text:span text:style-name="T1">Host Name:</text:span> iPhone-8 <text:span text:style-name="T4">(Source: preferencesPlist)</text:span> </text:p>
        </text:list-item>
        <text:list-item>
          <text:p text:style-name="P2"><text:span text:style-name="T1">Serial Number:</text:span> FFMC855HJC6C <text:span text:style-name="T4">(Source: serialNumber)</text:span> </text:p>
        </text:list-item>
        <text:list-item>
          <text:p text:style-name="P3"><text:span text:style-name="T1">Last Bootstrap Date:</text:span> 2022-02-04 00:49:51.572732+00:00 <text:span text:style-name="T4">(Source: timezoneInfo)</text:span> </text:p>
        </text:list-item>
      </text:list>
      <text:p text:style-name="P4">--- <text:span text:style-name="T2">Cellular </text:span>---</text:p>
      <text:list text:style-name="L2">
        <text:list-item>
          <text:p text:style-name="P6"><text:span text:style-name="T1">Last Known ICCID:</text:span> 89148000007077222202 <text:span text:style-name="T4">(Source: celWireless)</text:span> </text:p>
        </text:list-item>
        <text:list-item>
          <text:p text:style-name="P6"><text:span text:style-name="T1">MEID:</text:span> 35321910844250 <text:span text:style-name="T4">(Source: celWireless)</text:span> </text:p>
        </text:list-item>
        <text:list-item>
          <text:p text:style-name="P6"><text:span text:style-name="T1">Reported Phone Number:</text:span> 19732941683 <text:span text:style-name="T4">(Source: celWireless)</text:span> </text:p>
        </text:list-item>
        <text:list-item>
          <text:p text:style-name="P6"><text:span text:style-name="T1">Last Good IMSI:</text:span> 311480671810922 <text:span text:style-name="T4">(Source: imeiImsi)</text:span> </text:p>
        </text:list-item>
        <text:list-item>
          <text:p text:style-name="P6"><text:span text:style-name="T1">Self Registration Update IMSI:</text:span> 311480671810922 <text:span text:style-name="T4">(Source: imeiImsi)</text:span> </text:p>
        </text:list-item>
        <text:list-item>
          <text:p text:style-name="P6"><text:span text:style-name="T1">Self Registration Update IMEI:</text:span> 353219108442509 <text:span text:style-name="T4">(Source: imeiImsi)</text:span> </text:p>
        </text:list-item>
        <text:list-item>
          <text:p text:style-name="P6"><text:span text:style-name="T1">Phone Number:</text:span> 19732941683 <text:span text:style-name="T4">(Source: imeiImsi)</text:span> </text:p>
        </text:list-item>
        <text:list-item>
          <text:p text:style-name="P7"><text:span text:style-name="T1">SIM Cards:</text:span> Slot 1 -&gt; ICCID: 89148000007077222202 | MSISDN: +19732941683 | Last Update: 2022-02-14 18:25:54+00:00 <text:span text:style-name="T4">(Source: subscriberInfo)</text:span> </text:p>
        </text:list-item>
      </text:list>
      <text:p text:style-name="P4">--- <text:span text:style-name="T2">Advertising Identifier </text:span>---</text:p>
      <text:list text:style-name="L3">
        <text:list-item>
          <text:p text:style-name="P8"><text:span text:style-name="T1">Apple Advertising Identifier:</text:span> 56946C83-64FC-4269-96ED-E3454D0CF51B <text:span text:style-name="T4">(Source: advertisingID)</text:span> </text:p>
        </text:list-item>
      </text:list>
      <text:p text:style-name="P4">--- <text:span text:style-name="T2">Airdrop </text:span>---</text:p>
      <text:list text:style-name="L4">
        <text:list-item>
          <text:p text:style-name="P9"><text:span text:style-name="T1">Airdrop ID:</text:span> deb3df2931a5 <text:span text:style-name="T4">(Source: airdropId)</text:span> </text:p>
        </text:list-item>
      </text:list>
      <text:p text:style-name="P4">--- <text:span text:style-name="T2">Settings </text:span>---</text:p>
      <text:list text:style-name="L5">
        <text:list-item>
          <text:p text:style-name="P10"><text:span text:style-name="T1">Last System Version:</text:span> iPhone OS15.0.2/19A404 <text:span text:style-name="T4">(Source: appleLocationd)</text:span> </text:p>
        </text:list-item>
        <text:list-item>
          <text:p text:style-name="P10"><text:span text:style-name="T1">Location Services Enabled:</text:span> True <text:span text:style-name="T4">(Source: appleLocationd)</text:span> </text:p>
        </text:list-item>
        <text:list-item>
          <text:p text:style-name="P10"><text:span text:style-name="T1">Last Bootstrap Timezone:</text:span> America/New_York <text:span text:style-name="T4">(Source: timezoneInfo)</text:span> </text:p>
        </text:list-item>
        <text:list-item>
          <text:p text:style-name="P11"><text:span text:style-name="T1">Timezone Set:</text:span> True <text:span text:style-name="T4">(Source: timezoneSet)</text:span> </text:p>
        </text:list-item>
      </text:list>
      <text:p text:style-name="P4">--- <text:span text:style-name="T2">Backup Settings </text:span>---</text:p>
      <text:list text:style-name="L6">
        <text:list-item>
          <text:p text:style-name="P12"><text:span text:style-name="T1">Cloud Backup Enabled:</text:span> True <text:span text:style-name="T4">(Source: backupSettings)</text:span> </text:p>
        </text:list-item>
      </text:list>
      <text:p text:style-name="P4">--- <text:span text:style-name="T2">Vehicle </text:span>---</text:p>
      <text:list text:style-name="L7">
        <text:list-item>
          <text:p text:style-name="P13"><text:soft-page-break/><text:span text:style-name="T1">CalibrationUDID:</text:span> fb028ddefa8af7df5b12d3e729f075d150637a31 <text:span text:style-name="T4">(Source: carCD)</text:span> </text:p>
        </text:list-item>
      </text:list>
      <text:p text:style-name="P4">--- <text:span text:style-name="T2">Network </text:span>---</text:p>
      <text:list text:style-name="L8">
        <text:list-item>
          <text:p text:style-name="P5">MAC Addresses:</text:p>
          <text:list>
            <text:list-item>
              <text:p text:style-name="P14">- Wi-Fi: e0:eb:40:8f:46:2b <text:span text:style-name="T4">(Source: wifiIdentifiers)</text:span> </text:p>
            </text:list-item>
            <text:list-item>
              <text:p text:style-name="P14">- Ethernet Adapter (en1): e2:eb:40:8a:9d:95 <text:span text:style-name="T4">(Source: wifiIdentifiers)</text:span> </text:p>
            </text:list-item>
            <text:list-item>
              <text:p text:style-name="P15">- Ethernet Adapter (en2): e2:eb:40:8a:9d:6a <text:span text:style-name="T4">(Source: wifiIdentifiers)</text:span> </text:p>
            </text:list-item>
          </text:list>
        </text:list-item>
      </text:list>
      <text:p text:style-name="P4">--- <text:span text:style-name="T2">com.apple.mobileslideshow.plist </text:span>---</text:p>
      <text:list text:style-name="L9">
        <text:list-item>
          <text:p text:style-name="P16"><text:span text:style-name="T1">downloadAndKeepOriginals:</text:span> False <text:span text:style-name="T4">(Source: Ph80ComAppleMobileSlideshowPlist)</text:span> </text:p>
        </text:list-item>
      </text:list>
      <text:p text:style-name="P4">--- <text:span text:style-name="T2">com.apple.purplebuddy.plist </text:span>---</text:p>
      <text:list text:style-name="L10">
        <text:list-item>
          <text:p text:style-name="P17"><text:span text:style-name="T1">SetupState:</text:span> SetupUsingiTunes <text:span text:style-name="T4">(Source: Ph83ComApplePurpleBuddyPlist)</text:span> </text:p>
        </text:list-item>
      </text:list>
      <text:p text:style-name="Standard"/>
      <text:p text:style-name="Standard">\private\var\mobile\Library\IdentityServices\idstatuscache.plist </text:p>
      <text:p text:style-name="Standard">\private\var\installd\Library\Logs\MobileInstallation\mobile_installation.log.1 – <text:span text:style-name="T5">device reboots</text:span></text:p>
      <text:p text:style-name="Standard">\private\var\networkd\db\netusage.sqlite <text:s/>- <text:span text:style-name="T5">network usage, connections &amp; app usage report</text:span></text:p>
      <text:p text:style-name="Standard">\private\var\mobile\Library\UserNotifications\Library.plist – <text:span text:style-name="T5">notifications</text:span></text:p>
      <text:p text:style-name="Standard">\private\var\mobile\Library\Keyboard – <text:span text:style-name="T5">keyboard dynamic lexicon</text:span></text:p>
      <text:p text:style-name="Standard">\private\var\mobile\Library\SpringBoard\IconState.plist – <text:span text:style-name="T5">apps per screen report</text:span></text:p>
      <text:p text:style-name="Standard"/>
      <text:p text:style-name="Standard"/>
      <text:p text:style-name="Standard">\data\misc\bootstat\last_boot_time_utc </text:p>
      <text:p text:style-name="Standard">\data\misc\wifi\WifiConfigStore.xml </text:p>
      <text:p text:style-name="Standard">\data\system\usagestats\0 – <text:span text:style-name="T6">usage reports</text:span></text:p>
      <text:p text:style-name="Standard">\data\data\com.discord\files\kv-storage\@account.665825323065016370\a <text:s/>- <text:span text:style-name="T6">discord conversations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6:20:36.080000000</meta:creation-date>
    <dc:date>2025-01-25T16:40:58.582000000</dc:date>
    <meta:editing-duration>PT10M10S</meta:editing-duration>
    <meta:editing-cycles>1</meta:editing-cycles>
    <meta:document-statistic meta:table-count="0" meta:image-count="0" meta:object-count="0" meta:page-count="2" meta:paragraph-count="54" meta:word-count="330" meta:character-count="3198" meta:non-whitespace-character-count="2913"/>
    <meta:generator>LibreOffice/24.2.6.2$Windows_X86_64 LibreOffice_project/ef66aa7e36a1bb8e65bfbc63aba53045a14d0871</meta:generator>
  </office:meta>
</office:document-meta>
</file>